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style:font-name="Carlito" fo:font-size="11.5pt" style:font-size-asian="11.5pt" style:font-size-complex="11.5pt"/>
    </style:style>
    <style:style style:name="P2" style:family="paragraph" style:parent-style-name="First_20_paragraph">
      <style:text-properties style:font-name="Carlito" fo:font-size="11.5pt" fo:font-weight="bold" style:font-size-asian="11.5pt" style:font-weight-asian="bold" style:font-size-complex="11.5pt" style:font-weight-complex="bold"/>
    </style:style>
    <style:style style:name="P3" style:family="paragraph" style:parent-style-name="Text_20_body">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officeooo:paragraph-rsid="001ab231" style:font-size-asian="11.5pt" style:font-weight-asian="bold" style:font-size-complex="11.5pt" style:font-weight-complex="bold"/>
    </style:style>
    <style:style style:name="P5" style:family="paragraph" style:parent-style-name="Text_20_body">
      <style:text-properties style:font-name="Carlito" fo:font-size="11.5pt" style:font-size-asian="11.5pt" style:font-size-complex="11.5pt"/>
    </style:style>
    <style:style style:name="P6" style:family="paragraph" style:parent-style-name="Text_20_body">
      <style:text-properties style:font-name="Carlito" fo:font-size="11.5pt" fo:font-style="italic" style:font-size-asian="11.5pt" style:font-style-asian="italic" style:font-size-complex="11.5pt" style:font-style-complex="italic"/>
    </style:style>
    <style:style style:name="P7" style:family="paragraph" style:parent-style-name="Text_20_body">
      <style:paragraph-properties fo:text-align="center" style:justify-single-word="false"/>
      <style:text-properties style:font-name="Carlito" fo:font-size="14pt" fo:font-style="normal" fo:font-weight="normal" officeooo:paragraph-rsid="001ab231"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9" style:family="paragraph" style:parent-style-name="Text_20_body">
      <style:text-properties officeooo:paragraph-rsid="001d00c4"/>
    </style:style>
    <style:style style:name="P10" style:family="paragraph" style:parent-style-name="Text_20_body">
      <style:paragraph-properties>
        <style:tab-stops>
          <style:tab-stop style:position="6.448in"/>
        </style:tab-stops>
      </style:paragraph-properties>
    </style:style>
    <style:style style:name="P11" style:family="paragraph" style:parent-style-name="Footnote">
      <style:text-properties officeooo:paragraph-rsid="001d00c4"/>
    </style:style>
    <style:style style:name="P12"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13" style:family="paragraph" style:parent-style-name="Text_20_body" style:list-style-name="L1"/>
    <style:style style:name="P14" style:family="paragraph" style:parent-style-name="Text_20_body" style:list-style-name="L1">
      <style:text-properties style:font-name="Carlito" fo:font-size="11.5pt" style:font-size-asian="11.5pt" style:font-size-complex="11.5pt"/>
    </style:style>
    <style:style style:name="P15" style:family="paragraph" style:parent-style-name="Text_20_body" style:list-style-name="L3">
      <style:text-properties style:font-name="Carlito" fo:font-size="11.5pt" style:font-size-asian="11.5pt" style:font-size-complex="11.5pt"/>
    </style:style>
    <style:style style:name="P16" style:family="paragraph" style:parent-style-name="Text_20_body" style:list-style-name="L4">
      <style:text-properties style:font-name="Carlito" fo:font-size="11.5pt" style:font-size-asian="11.5pt" style:font-size-complex="11.5pt"/>
    </style:style>
    <style:style style:name="P17" style:family="paragraph" style:parent-style-name="Text_20_body" style:list-style-name="L5">
      <style:text-properties style:font-name="Carlito" fo:font-size="11.5pt" style:font-size-asian="11.5pt" style:font-size-complex="11.5pt"/>
    </style:style>
    <style:style style:name="P18" style:family="paragraph" style:parent-style-name="Text_20_body" style:list-style-name="L6">
      <style:text-properties style:font-name="Carlito" fo:font-size="11.5pt" style:font-size-asian="11.5pt" style:font-size-complex="11.5pt"/>
    </style:style>
    <style:style style:name="P19" style:family="paragraph" style:parent-style-name="Text_20_body" style:list-style-name="L7">
      <style:text-properties style:font-name="Carlito" fo:font-size="11.5pt" style:font-size-asian="11.5pt" style:font-size-complex="11.5pt"/>
    </style:style>
    <style:style style:name="P20" style:family="paragraph" style:parent-style-name="Text_20_body" style:list-style-name="L8">
      <style:text-properties style:font-name="Carlito" fo:font-size="11.5pt" style:font-size-asian="11.5pt" style:font-size-complex="11.5pt"/>
    </style:style>
    <style:style style:name="P21" style:family="paragraph" style:parent-style-name="Text_20_body" style:list-style-name="L2"/>
    <style:style style:name="P22" style:family="paragraph" style:parent-style-name="Text_20_body" style:list-style-name="L8"/>
    <style:style style:name="T1" style:family="text">
      <style:text-properties officeooo:rsid="001a6f71"/>
    </style:style>
    <style:style style:name="T2" style:family="text">
      <style:text-properties style:font-name="Symbola"/>
    </style:style>
    <style:style style:name="T3" style:family="text">
      <style:text-properties style:font-name="Symbola" fo:font-size="11.5pt" officeooo:rsid="001d00c4" style:font-size-asian="11.5pt" style:font-size-complex="11.5pt"/>
    </style:style>
    <style:style style:name="T4" style:family="text">
      <style:text-properties fo:font-weight="bold" style:font-weight-asian="bold" style:font-weight-complex="bold"/>
    </style:style>
    <style:style style:name="T5" style:family="text">
      <style:text-properties fo:font-size="10pt" officeooo:rsid="001b5546" style:font-size-asian="10pt" style:font-size-complex="10pt"/>
    </style:style>
    <style:style style:name="T6" style:family="text">
      <style:text-properties fo:font-size="10pt" fo:font-weight="normal" officeooo:rsid="001d00c4" style:font-size-asian="10pt" style:font-weight-asian="normal" style:font-size-complex="10pt" style:font-weight-complex="normal"/>
    </style:style>
    <style:style style:name="T7" style:family="text">
      <style:text-properties fo:font-size="10pt" fo:font-weight="normal" officeooo:rsid="002229a3" style:font-size-asian="10pt" style:font-weight-asian="normal" style:font-size-complex="10pt" style:font-weight-complex="normal"/>
    </style:style>
    <style:style style:name="T8" style:family="text">
      <style:text-properties fo:font-size="10pt" fo:font-weight="normal" officeooo:rsid="002492a3" style:font-size-asian="10pt" style:font-weight-asian="normal" style:font-size-complex="10pt" style:font-weight-complex="normal"/>
    </style:style>
    <style:style style:name="T9" style:family="text">
      <style:text-properties style:font-name="Carlito" fo:font-size="11.5pt" style:font-size-asian="11.5pt" style:font-size-complex="11.5pt"/>
    </style:style>
    <style:style style:name="T10" style:family="text">
      <style:text-properties style:font-name="Carlito" fo:font-size="11.5pt" officeooo:rsid="001ab231" style:font-size-asian="11.5pt" style:font-size-complex="11.5pt"/>
    </style:style>
    <style:style style:name="T11" style:family="text">
      <style:text-properties style:font-name="Carlito" fo:font-size="11.5pt" officeooo:rsid="001d00c4" style:font-size-asian="11.5pt" style:font-size-complex="11.5pt"/>
    </style:style>
    <style:style style:name="T12" style:family="text">
      <style:text-properties style:font-name="Carlito" fo:font-size="11.5pt" fo:font-weight="bold" style:font-size-asian="11.5pt" style:font-weight-asian="bold" style:font-size-complex="11.5pt" style:font-weight-complex="bold"/>
    </style:style>
    <style:style style:name="T13" style:family="text">
      <style:text-properties style:font-name="Carlito" fo:font-size="11.5pt" fo:font-style="italic" officeooo:rsid="001d00c4" style:font-size-asian="11.5pt" style:font-style-asian="italic" style:font-size-complex="11.5pt" style:font-style-complex="italic"/>
    </style:style>
    <style:style style:name="T14" style:family="text">
      <style:text-properties style:text-position="0% 100%" fo:font-size="11.5pt" officeooo:rsid="001b5546" style:font-size-asian="11.5pt" style:font-size-complex="11.5pt"/>
    </style:style>
    <style:style style:name="T15" style:family="text">
      <style:text-properties fo:font-weight="normal" officeooo:rsid="001b5546" style:font-weight-asian="normal" style:font-weight-complex="normal"/>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a xlink:type="simple" xlink:href="https://reddit.com/r/shrooms/comments/3vijwr/its_my_first_time_taking_shrooms_frequently_asked/" text:style-name="Internet_20_link" text:visited-style-name="Visited_20_Internet_20_Link"><text:span text:style-name="T17">"It’s my first time taking shrooms!"</text:span></text:a><text:a xlink:type="simple" xlink:href="https://reddit.com/r/shrooms/comments/3vijwr/its_my_first_time_taking_shrooms_frequently_asked/" text:style-name="Internet_20_link" text:visited-style-name="Visited_20_Internet_20_Link"><text:span text:style-name="T16"> Frequently Asked Questions</text:span></text:a><text:span text:style-name="T16"><text:note text:id="ftn1" text:note-class="footnote"><text:note-citation>1</text:note-citation><text:note-body><text:p text:style-name="Footnote">reddit.com/r/shrooms/comments/3vijwr/its_my_first_time_taking_shrooms_frequently_asked/</text:p></text:note-body></text:note></text:span></text:p>
      <text:p text:style-name="P8"><text:a xlink:type="simple" xlink:href="https://github.com/alpine314/mush-love/blob/master/mush-love.pdf" text:style-name="Internet_20_link" text:visited-style-name="Visited_20_Internet_20_Link"><text:span text:style-name="T14">PDF</text:span></text:a><text:span text:style-name="T14"><text:note text:id="ftn2" text:note-class="footnote"><text:note-citation>2</text:note-citation><text:note-body><text:p text:style-name="Footnote"><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pdf</text:span></text:p></text:note-body></text:note></text:span><text:span text:style-name="T14">, </text:span><text:a xlink:type="simple" xlink:href="https://github.com/alpine314/mush-love/blob/master/mush-love.odt" text:style-name="Internet_20_link" text:visited-style-name="Visited_20_Internet_20_Link"><text:span text:style-name="T14">ODT</text:span></text:a><text:span text:style-name="T14"><text:note text:id="ftn3" text:note-class="footnote"><text:note-citation>3</text:note-citation><text:note-body><text:p text:style-name="P11"><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odt</text:span></text:p></text:note-body></text:note></text:span></text:p>
      <text:p text:style-name="P4">Q: It’s my first time! What can I expect?</text:p>
      <text:p text:style-name="P5">Every trip is different, but there are some general similarities. The experience will be affected by many factors, e.g. dosage, set and setting, etc… (see below) These are the most common effects:</text:p>
      <text:p text:style-name="P5"><text:span text:style-name="T4">Physical effects:</text:span> Muscle relaxation, weakness and twitches. Nausea. yawning, drowsiness, lack of coordination. Pupil dilation, watery eyes, facial flushing. Increased heart rate and body temperature. Body feels heavy or light, feelings of floating.</text:p>
      <text:p text:style-name="P5"><text:span text:style-name="T4">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5"><text:span text:style-name="T4">Anecdotal effects</text:span>: Things seem more beautiful and meaningful. A new appreciation for nature and loved ones. Feeling at one with the universe. Insights into past and current affairs. Playfulness and child-like wonder.</text:p>
      <text:p text:style-name="P5"/>
      <text:p text:style-name="P3">Q: How much should I take?</text:p>
      <text:p text:style-name="P5">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5">If you are significantly larger or smaller than an average person, you may need to adjust your dosage with 0.5g more / less.</text:p>
      <text:p text:style-name="P5"/>
      <text:p text:style-name="P3">Q: How do I take them?</text:p>
      <text:p text:style-name="P5">You don’t need to do anything fancy, it is totally fine to just eat them as they are. However, the general consensus is that the trip will be more intense / the onset will be faster if:</text:p>
      <text:list xml:id="list393057" text:style-name="L1">
        <text:list-item>
          <text:p text:style-name="P14">You grind the shrooms into a fine powder before consumption</text:p>
        </text:list-item>
        <text:list-item>
          <text:p text:style-name="P13"><text:span text:style-name="T9">You do a </text:span><text:a xlink:type="simple" xlink:href="http://www.zamnesia.com/blog-the-lemon-tek-for-a-faster-trip-n232" text:style-name="Internet_20_link" text:visited-style-name="Visited_20_Internet_20_Link"><text:span text:style-name="Definition"><text:span text:style-name="T9">lemon tek</text:span></text:span></text:a><text:span text:style-name="Definition"><text:span text:style-name="T9"><text:note text:id="ftn4" text:note-class="footnote"><text:note-citation>4</text:note-citation><text:note-body><text:p text:style-name="Footnote">zamnesia.com/blog-the-lemon-tek-for-a-faster-trip-n232</text:p></text:note-body></text:note></text:span></text:span></text:p>
        </text:list-item>
        <text:list-item>
          <text:p text:style-name="P14">You take them on an empty stomach</text:p>
        </text:list-item>
      </text:list>
      <text:p text:style-name="P1">If you don’t like the taste or texture, you can:</text:p>
      <text:list xml:id="list3611237747" text:style-name="L2">
        <text:list-item>
          <text:p text:style-name="P21"><text:span text:style-name="T9">Make </text:span><text:a xlink:type="simple" xlink:href="http://www.shroomery.org/9350/Shroom-Tea" text:style-name="Internet_20_link" text:visited-style-name="Visited_20_Internet_20_Link"><text:span text:style-name="Definition"><text:span text:style-name="T9">tea</text:span></text:span></text:a><text:span text:style-name="Definition"><text:span text:style-name="T9"><text:note text:id="ftn5" text:note-class="footnote"><text:note-citation>5</text:note-citation><text:note-body><text:p text:style-name="Footnote">shroomery.org/9350/Shroom-Tea</text:p></text:note-body></text:note></text:span></text:span></text:p>
        </text:list-item>
        <text:list-item>
          <text:p text:style-name="P21"><text:span text:style-name="T9">Make </text:span><text:a xlink:type="simple" xlink:href="https://www.reddit.com/r/shrooms/comments/2asqx0/homemade_shroom_chocolates_anyone/" text:style-name="Internet_20_link" text:visited-style-name="Visited_20_Internet_20_Link"><text:span text:style-name="Definition"><text:span text:style-name="T9">shroom chocolates</text:span></text:span></text:a><text:span text:style-name="Definition"><text:span text:style-name="T9"><text:note text:id="ftn6" text:note-class="footnote"><text:note-citation>6</text:note-citation><text:note-body><text:p text:style-name="Footnote">reddit.com/r/shrooms/comments/2asqx0/homemade_shroom_chocolates_anyone/</text:p></text:note-body></text:note></text:span></text:span></text:p>
        </text:list-item>
        <text:list-item>
          <text:p text:style-name="P21"><text:soft-page-break/><text:span text:style-name="T9">Make </text:span><text:a xlink:type="simple" xlink:href="http://www.shroomery.org/forums/showflat.php/Number/20903584" text:style-name="Internet_20_link" text:visited-style-name="Visited_20_Internet_20_Link"><text:span text:style-name="Definition"><text:span text:style-name="T9">jello</text:span></text:span></text:a><text:span text:style-name="Definition"><text:span text:style-name="T9"><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9">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9">lots</text:span></text:span></text:a><text:span text:style-name="Definition"><text:span text:style-name="T9"><text:note text:id="ftn8" text:note-class="footnote"><text:note-citation>8</text:note-citation><text:note-body><text:p text:style-name="Footnote">reddit.com/r/shrooms/comments/21vvuw/reddit_whats_your_favorite_way_to_consume_shrooms/</text:p></text:note-body></text:note></text:span></text:span><text:span text:style-name="T9"> of other ways to take them, just find one that works best you.</text:span></text:p>
      <text:p text:style-name="P5"/>
      <text:p text:style-name="P3">Q: Can I eat them fresh?</text:p>
      <text:p text:style-name="P5">Yes! Fresh shrooms are 90% - 93% water, so adjust the dosage accordingly, e.g. 20g fresh = +-2 grams dry.</text:p>
      <text:p text:style-name="P5"/>
      <text:p text:style-name="P3">Q: Will I get nausea and how do I avoid it?</text:p>
      <text:p text:style-name="P5">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p text:style-name="P5"/>
      <text:p text:style-name="P3">Q: How long will the trip last?</text:p>
      <text:p text:style-name="P5">This is dependent on the dosage, but the typical timeline for a trip looks like this:</text:p>
      <text:list xml:id="list3879621673" text:style-name="L3">
        <text:list-item>
          <text:p text:style-name="P15"><text:span text:style-name="T4">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5"><text:span text:style-name="T4">Peak</text:span> = 3 – 5 hours. This is the most intense part of the trip.</text:p>
        </text:list-item>
        <text:list-item>
          <text:p text:style-name="P15"><text:span text:style-name="T4">Come down</text:span> = 2 – 4 hours. The trip gradually becomes less intense as things start to calm down.</text:p>
        </text:list-item>
        <text:list-item>
          <text:p text:style-name="P15"><text:span text:style-name="T4">Total duration</text:span> = 6 – 10 hours.</text:p>
        </text:list-item>
      </text:list>
      <text:p text:style-name="P1">An average first time trip of 2g should last about 6 hours. Keep in mind that just because the trip is over, you may not necessarily be ready to interact with the “real world” yet.</text:p>
      <text:p text:style-name="P5"/>
      <text:p text:style-name="P3">Q: What are “set” and “setting” and why are they important?</text:p>
      <text:p text:style-name="P5"><text:span text:style-name="T4">Set</text:span> = your mindset, the way you are currently feeling and the things you are currently thinking about.</text:p>
      <text:p text:style-name="P5"><text:span text:style-name="T4">Setting</text:span> = The place / environment that you will be tripping in.</text:p>
      <text:p text:style-name="P5">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5">Some people do choose to take shrooms to help them deal with depression, death of a loved one, etc, but these trips are very heavy and best left until you have more experience with shrooms.</text:p>
      <text:p text:style-name="P5"><text:soft-page-break/>For your first time, wait until you have a good set and setting, even if that means delaying your plans a few times.</text:p>
      <text:p text:style-name="P5"/>
      <text:p text:style-name="P3">Q: What can I do to make sure I am fully prepared for my trip?</text:p>
      <text:list xml:id="list2893571368" text:style-name="L4">
        <text:list-item>
          <text:p text:style-name="P16"><text:span text:style-name="T4">Make sure you will not be disturbed</text:span>. Turn your cell phone off, make sure that you have no other commitments and that you won’t be having random visitors dropping by.</text:p>
        </text:list-item>
        <text:list-item>
          <text:p text:style-name="P16"><text:span text:style-name="T4">Maximize comfort</text:span>. Have warmer / cooler clothes on hand. Have a place where you can lie down and relax. Make sure there is easy access to a bathroom. Water is always a good idea.</text:p>
        </text:list-item>
        <text:list-item>
          <text:p text:style-name="P16"><text:span text:style-name="T4">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6"><text:span text:style-name="T4">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p text:style-name="P1"/>
      <text:p text:style-name="P3">Q: What is a trip-sitter? Do I need one?</text:p>
      <text:p text:style-name="P5">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5">For first timers, a trip sitter is recommended, especially if you intend to trip alone. Even if they are not with you, it will be a comfort to know that there is someone you can call if you need them.</text:p>
      <text:p text:style-name="P5"/>
      <text:p text:style-name="P3">Q: Should I trip alone or with other people?</text:p>
      <text:p text:style-name="P5">There are pros and cons to both, so choose the option that suits you best.</text:p>
      <text:p text:style-name="P5"><text:span text:style-name="T4">Alone</text:span>: You may feel overwhelmed and confused, especially if this is your first experience with psychedelics. However, if you want a more introspective trip, then having other people around can be a distraction.</text:p>
      <text:p text:style-name="P5"><text:span text:style-name="T4">With others:</text:span> If you don’t know a person very well or if there is any underlying tension, then you may react negatively in their presence while tripping. However, with a good friend, a shared trip can be an amazing bonding experience and fun adventure.</text:p>
      <text:p text:style-name="P5"/>
      <text:p text:style-name="P3">Q: Should I take them during the day or at night?</text:p>
      <text:p text:style-name="P5">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5"/>
      <text:p text:style-name="P3">Q: What is a bad trip and how do I avoid having one?</text:p>
      <text:p text:style-name="P5"><text:soft-page-break/>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3">How to avoid bad trips:</text:p>
      <text:list xml:id="list2063988309" text:style-name="L5">
        <text:list-item>
          <text:p text:style-name="P17">Proper preparation (see above)</text:p>
        </text:list-item>
        <text:list-item>
          <text:p text:style-name="P17">Proper set and setting (see above)</text:p>
        </text:list-item>
        <text:list-item>
          <text:p text:style-name="P17">Have a trip sitter</text:p>
        </text:list-item>
      </text:list>
      <text:p text:style-name="P2">If the trip starts going bad:</text:p>
      <text:list xml:id="list1788307823" text:style-name="L6">
        <text:list-item>
          <text:p text:style-name="P18">Focus on remaining calm. Take some deep breaths and drink some water</text:p>
        </text:list-item>
        <text:list-item>
          <text:p text:style-name="P18">Change something, e.g. change the music, get up and walk around / go lie down / go outside</text:p>
        </text:list-item>
        <text:list-item>
          <text:p text:style-name="P18">Talk to someone and let them reassure you</text:p>
        </text:list-item>
        <text:list-item>
          <text:p text:style-name="P18">Remember that the trip is temporary and will end in a few hours.</text:p>
        </text:list-item>
      </text:list>
      <text:p text:style-name="P1">In general, bad trips are quite rare, and if the above advice is adhered to, it is extremely unlikely that you will have a bad trip.</text:p>
      <text:p text:style-name="P5"/>
      <text:p text:style-name="P3">Q: I’ve had experience with other drugs, how do shrooms compare?</text:p>
      <text:p text:style-name="Text_20_body"><text:span text:style-name="T9">Shrooms are a </text:span><text:a xlink:type="simple" xlink:href="https://en.wikipedia.org/wiki/Psychedelic_drug" text:style-name="Internet_20_link" text:visited-style-name="Visited_20_Internet_20_Link"><text:span text:style-name="Definition"><text:span text:style-name="T9">psychedelic</text:span></text:span></text:a><text:span text:style-name="Definition"><text:span text:style-name="T9"><text:note text:id="ftn9" text:note-class="footnote"><text:note-citation>9</text:note-citation><text:note-body><text:p text:style-name="Footnote">wikipedia.org/wiki/Psychedelic_drug</text:p></text:note-body></text:note></text:span></text:span><text:span text:style-name="T9">,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5">Stimulants (cocaine, caffeine), opiates (heroin, morphine) and alcohol produce very different effects from shrooms. People who prefer the effects of these drugs may not necessarily enjoy psychedelics.</text:p>
      <text:p text:style-name="P5">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5">If you have never tried any other drugs before taking shrooms, that is totally fine. While previous experience can make the trip less jarring, it can also interfere with the trip if you have expectations and try to make comparisons.</text:p>
      <text:p text:style-name="P5"/>
      <text:p text:style-name="P3">Q: Can I combine shrooms with other drugs?</text:p>
      <text:p text:style-name="P5">This is a rather subjective question, but it should be noted that shrooms do not need to be combined with anything, and that taken by themselves, can produce an excellent trip that needs no “enhancement”. For first timers, it is recommended that they take shrooms only, so that they may fully appreciate what a shroom trip is without interference from other substances.</text:p>
      <text:p text:style-name="P10"><text:span text:style-name="T9">Combining shrooms with stimulants, opiates or alcohol is generally not recommended since the effects are very </text:span><text:soft-page-break/><text:span text:style-name="T9">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9">combined with other psychedelics</text:span></text:span></text:a><text:span text:style-name="Definition"><text:span text:style-name="T9"><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9"> </text:span></text:span><text:span text:style-name="T9">with varying results. Combining shrooms and MDMA is called </text:span><text:a xlink:type="simple" xlink:href="https://www.reddit.com/r/Drugs/comments/29bxwp/hippie_flip/" text:style-name="Internet_20_link" text:visited-style-name="Visited_20_Internet_20_Link"><text:span text:style-name="Definition"><text:span text:style-name="T9">hippie flipping</text:span></text:span></text:a><text:span text:style-name="Definition"><text:span text:style-name="T9"><text:note text:id="ftn11" text:note-class="footnote"><text:note-citation>11</text:note-citation><text:note-body><text:p text:style-name="Footnote">reddit.com/r/Drugs/comments/29bxwp/hippie_flip/</text:p></text:note-body></text:note></text:span></text:span><text:span text:style-name="T9"> and most people report positive experiences with this mix.</text:span></text:p>
      <text:p text:style-name="Text_20_body"><text:span text:style-name="T9">Shrooms are most likely to be </text:span><text:a xlink:type="simple" xlink:href="https://www.reddit.com/r/shrooms/comments/2fx4k6/marijuana_on_shrooms/" text:style-name="Internet_20_link" text:visited-style-name="Visited_20_Internet_20_Link"><text:span text:style-name="Definition"><text:span text:style-name="T9">combined with marijuana</text:span></text:span></text:a><text:span text:style-name="Definition"><text:span text:style-name="T9"><text:note text:id="ftn12" text:note-class="footnote"><text:note-citation>12</text:note-citation><text:note-body><text:p text:style-name="Footnote">reddit.com/r/shrooms/comments/2fx4k6/marijuana_on_shrooms/</text:p></text:note-body></text:note></text:span></text:span><text:span text:style-name="T9">, and the reports have been very mixed on this experience. Some say that it enhances the trip, that it helps with nausea and calms anxiety. Others have found that marijuana has a negative effect on their trip, increasing anxiety and confusion.</text:span></text:p>
      <text:p text:style-name="P5"/>
      <text:p text:style-name="P3">Q: Am I too young to take shrooms?</text:p>
      <text:p text:style-name="Text_20_body"><text:span text:style-name="T9">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9">younger than 20</text:span></text:span></text:a><text:span text:style-name="Definition"><text:span text:style-name="T9"><text:note text:id="ftn13" text:note-class="footnote"><text:note-citation>13</text:note-citation><text:note-body><text:p text:style-name="Footnote">reddit.com/r/shrooms/comments/1nstyt/am_i_too_young_to_try_shrooms/</text:p></text:note-body></text:note></text:span></text:span><text:span text:style-name="T9"> and do not think that it has had any significant negative impact. It is your choice and the consequences are your responsibility.</text:span></text:p>
      <text:p text:style-name="P5"/>
      <text:p text:style-name="P3">Q: Can I take shrooms in my bedroom while my parents are asleep?</text:p>
      <text:p text:style-name="P5">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p text:style-name="P5"/>
      <text:p text:style-name="P3">Q: I am on medication / I have a medical condition, is it safe to take shrooms?</text:p>
      <text:p text:style-name="P5">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9">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9">serotonin syndrome</text:span></text:span></text:a><text:span text:style-name="Definition"><text:span text:style-name="T9"><text:note text:id="ftn14" text:note-class="footnote"><text:note-citation>14</text:note-citation><text:note-body><text:p text:style-name="Footnote">wikipedia.org/wiki/Serotonin_syndrome</text:p></text:note-body></text:note></text:span></text:span><text:span text:style-name="T9">, which can be fatal, and still others have taken shrooms while on SSRI’s with no ill effects. Please keep this in mind if you plan on taking shrooms to help with depression if you are on medication.</text:span></text:p>
      <text:p text:style-name="P6"/>
      <text:p text:style-name="P3">Q: What are some fun activities to do while tripping?</text:p>
      <text:p text:style-name="P5">You don't need to worry about getting bored if you don't have a bunch of activities planned, shrooms are plenty of fun when just hanging out.</text:p>
      <text:p text:style-name="P5"><text:span text:style-name="T4">The activities that are mentioned most often</text:span>:</text:p>
      <text:list xml:id="list3758502545" text:style-name="L7">
        <text:list-item>
          <text:p text:style-name="P19">Being outside: Appreciating nature, camping, going for a walk, looking at the sky, sitting around a fire.</text:p>
        </text:list-item>
        <text:list-item>
          <text:p text:style-name="P19"><text:soft-page-break/>Do some kind of physical activity: hiking, swimming, dancing, yoga, sex.</text:p>
        </text:list-item>
        <text:list-item>
          <text:p text:style-name="P19">Listening to cool music or watching a movie (see below)</text:p>
        </text:list-item>
        <text:list-item>
          <text:p text:style-name="P19">Doing something creative: Drawing, painting, writing, playing instruments.</text:p>
        </text:list-item>
        <text:list-item>
          <text:p text:style-name="P19">If you are tripping with friends, conversation can be very engaging.</text:p>
        </text:list-item>
      </text:list>
      <text:p text:style-name="P1"/>
      <text:p text:style-name="P3">Q: What is your favorite movie to watch / music to listen to while tripping?</text:p>
      <text:p text:style-name="P5">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p text:style-name="P3">Frequently mentioned movies:</text:p>
      <text:p text:style-name="P5">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p text:style-name="P3">Frequently mentioned music:</text:p>
      <text:p text:style-name="Text_20_body"><text:a xlink:type="simple" xlink:href="https://youtu.be/DLOth-BuCNY" text:style-name="Internet_20_link" text:visited-style-name="Visited_20_Internet_20_Link"><text:span text:style-name="Definition"><text:span text:style-name="T10">Pink Floyd - Dark Side of the Moon</text:span></text:span></text:a><text:span text:style-name="Definition"><text:span text:style-name="T10"><text:note text:id="ftn15" text:note-class="footnote"><text:note-citation>15</text:note-citation><text:note-body><text:p text:style-name="Footnote">youtu.be/DLOth-BuCNY</text:p></text:note-body></text:note></text:span></text:span><text:span text:style-name="Definition"><text:span text:style-name="T9"> </text:span></text:span><text:span text:style-name="T9">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12">Links to past threads on music</text:span><text:span text:style-name="T9">: </text:span><text:a xlink:type="simple" xlink:href="https://www.reddit.com/r/shrooms/comments/3d4n71/just_dropped_need_music/" text:style-name="Internet_20_link" text:visited-style-name="Visited_20_Internet_20_Link"><text:span text:style-name="Definition"><text:span text:style-name="T9">1</text:span></text:span></text:a><text:span text:style-name="Definition"><text:span text:style-name="T9"><text:note text:id="ftn16" text:note-class="footnote"><text:note-citation>16</text:note-citation><text:note-body><text:p text:style-name="Footnote">reddit.com/r/shrooms/comments/3d4n71/just_dropped_need_music/</text:p></text:note-body></text:note></text:span></text:span><text:span text:style-name="T9">, </text:span><text:a xlink:type="simple" xlink:href="https://www.reddit.com/r/shrooms/comments/2iqh0k/whats_some_good_music_to_trip_to/" text:style-name="Internet_20_link" text:visited-style-name="Visited_20_Internet_20_Link"><text:span text:style-name="Definition"><text:span text:style-name="T9">2</text:span></text:span></text:a><text:span text:style-name="Definition"><text:span text:style-name="T9"><text:note text:id="ftn17" text:note-class="footnote"><text:note-citation>17</text:note-citation><text:note-body><text:p text:style-name="Footnote">reddit.com/r/shrooms/comments/2iqh0k/whats_some_good_music_to_trip_to/</text:p></text:note-body></text:note></text:span></text:span><text:span text:style-name="T9">, </text:span><text:a xlink:type="simple" xlink:href="https://www.reddit.com/r/shrooms/comments/3tiqbh/any_good_music_to_listen_to_while_tripping/" text:style-name="Internet_20_link" text:visited-style-name="Visited_20_Internet_20_Link"><text:span text:style-name="Definition"><text:span text:style-name="T9">3</text:span></text:span></text:a><text:span text:style-name="Definition"><text:span text:style-name="T9"><text:note text:id="ftn18" text:note-class="footnote"><text:note-citation>18</text:note-citation><text:note-body><text:p text:style-name="Footnote"><text:span text:style-name="T5">r</text:span>eddit.com/r/shrooms/comments/3tiqbh/any_good_music_to_listen_to_while_tripping/</text:p></text:note-body></text:note></text:span></text:span><text:span text:style-name="T9">, </text:span><text:a xlink:type="simple" xlink:href="https://www.reddit.com/r/shrooms/comments/3lvr05/best_music_for_tripping/" text:style-name="Internet_20_link" text:visited-style-name="Visited_20_Internet_20_Link"><text:span text:style-name="Definition"><text:span text:style-name="T9">4</text:span></text:span></text:a><text:span text:style-name="Definition"><text:span text:style-name="T9"><text:note text:id="ftn19" text:note-class="footnote"><text:note-citation>19</text:note-citation><text:note-body><text:p text:style-name="Footnote">reddit.com/r/shrooms/comments/3lvr05/best_music_for_tripping/</text:p></text:note-body></text:note></text:span></text:span><text:span text:style-name="T9">, </text:span><text:a xlink:type="simple" xlink:href="https://www.reddit.com/r/shrooms/comments/2vzook/what_is_the_best_music_to_listen_to_whilst_taking/" text:style-name="Internet_20_link" text:visited-style-name="Visited_20_Internet_20_Link"><text:span text:style-name="Definition"><text:span text:style-name="T9">5</text:span></text:span></text:a><text:span text:style-name="Definition"><text:span text:style-name="T9"><text:note text:id="ftn20" text:note-class="footnote"><text:note-citation>20</text:note-citation><text:note-body><text:p text:style-name="Footnote">reddit.com/r/shrooms/comments/2vzook/what_is_the_best_music_to_listen_to_whilst_taking/</text:p></text:note-body></text:note></text:span></text:span><text:span text:style-name="T9">, </text:span><text:a xlink:type="simple" xlink:href="https://www.reddit.com/r/shrooms/comments/1krcfw/what_music_to_listen_to/" text:style-name="Internet_20_link" text:visited-style-name="Visited_20_Internet_20_Link"><text:span text:style-name="Definition"><text:span text:style-name="T9">6</text:span></text:span></text:a><text:span text:style-name="Definition"><text:span text:style-name="T9"><text:note text:id="ftn21" text:note-class="footnote"><text:note-citation>21</text:note-citation><text:note-body><text:p text:style-name="Footnote">reddit.com/r/shrooms/comments/1krcfw/what_music_to_listen_to/</text:p></text:note-body></text:note></text:span></text:span><text:span text:style-name="T9">.</text:span></text:p>
      <text:p text:style-name="Text_20_body"><text:span text:style-name="T12">More links</text:span><text:span text:style-name="T9">: </text:span><text:a xlink:type="simple" xlink:href="../../../r/psychedelicrock" text:style-name="Internet_20_link" text:visited-style-name="Visited_20_Internet_20_Link"><text:span text:style-name="Definition"><text:span text:style-name="T9">/r/psychedelicrock</text:span></text:span></text:a><text:span text:style-name="T9">, </text:span><text:a xlink:type="simple" xlink:href="../../../r/Psybient/" text:style-name="Internet_20_link" text:visited-style-name="Visited_20_Internet_20_Link"><text:span text:style-name="Definition"><text:span text:style-name="T9">/r/Psybient/</text:span></text:span></text:a><text:span text:style-name="T9">, </text:span><text:a xlink:type="simple" xlink:href="../../../r/ambientmusic" text:style-name="Internet_20_link" text:visited-style-name="Visited_20_Internet_20_Link"><text:span text:style-name="Definition"><text:span text:style-name="T9">/r/ambientmusic</text:span></text:span></text:a><text:span text:style-name="T9">, </text:span><text:a xlink:type="simple" xlink:href="../../../r/chillmusic" text:style-name="Internet_20_link" text:visited-style-name="Visited_20_Internet_20_Link"><text:span text:style-name="Definition"><text:span text:style-name="T9">/r/chillmusic</text:span></text:span></text:a><text:span text:style-name="T9">, </text:span><text:a xlink:type="simple" xlink:href="http://www.ektoplazm.com/" text:style-name="Internet_20_link" text:visited-style-name="Visited_20_Internet_20_Link"><text:span text:style-name="Definition"><text:span text:style-name="T9">Ectoplazm</text:span></text:span></text:a><text:span text:style-name="T9">, </text:span><text:a xlink:type="simple" xlink:href="http://www.stereodose.com/" text:style-name="Internet_20_link" text:visited-style-name="Visited_20_Internet_20_Link"><text:span text:style-name="Definition"><text:span text:style-name="T9">Stereodose</text:span></text:span></text:a></text:p>
      <text:p text:style-name="P5"/>
      <text:p text:style-name="P3">Q: What can I eat / drink while tripping?</text:p>
      <text:p text:style-name="P5">Tripping does interesting things to the taste buds - things that are normally delicious could taste really gross, and things that you wouldn't think of as appealing while tripping can be amazing. You can't go wrong with water. It is important to stay hydrated, especially if involved in a physical activity, and stronger flavors can be overwhelming.</text:p>
      <text:p text:style-name="P5">Textures are a lot of fun to experiment with, e.g. bubbles in a fizzy drink, or peeling and biting into a juicy fruit. Some people avoid junk food and opt for more organic options, but others have no problem with processed foods. <text:soft-page-break/>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p text:style-name="P5"/>
      <text:p text:style-name="P3">Q: What are the aftereffects of shrooms?</text:p>
      <text:p text:style-name="P5">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5">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p text:style-name="P5"/>
      <text:p text:style-name="P3">Q: Will shrooms give me spiritual / philosophical insights?</text:p>
      <text:p text:style-name="P5">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9">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9">/r/Psychonaut/</text:span></text:span></text:a><text:span text:style-name="T9">, </text:span><text:a xlink:type="simple" xlink:href="../../../r/tryptonaut/" text:style-name="Internet_20_link" text:visited-style-name="Visited_20_Internet_20_Link"><text:span text:style-name="Definition"><text:span text:style-name="T9">/r/tryptonaut/</text:span></text:span></text:a><text:span text:style-name="T9"> or </text:span><text:a xlink:type="simple" xlink:href="../../../r/entheogens/" text:style-name="Internet_20_link" text:visited-style-name="Visited_20_Internet_20_Link"><text:span text:style-name="Definition"><text:span text:style-name="T9">/r/entheogens/</text:span></text:span></text:a><text:span text:style-name="T9">.</text:span></text:p>
      <text:p text:style-name="P5"/>
      <text:p text:style-name="P3">Q: What is “ego-death”?</text:p>
      <text:p text:style-name="Text_20_body"><text:a xlink:type="simple" xlink:href="https://en.wikipedia.org/wiki/Ego_death" text:style-name="Internet_20_link" text:visited-style-name="Visited_20_Internet_20_Link"><text:span text:style-name="Definition"><text:span text:style-name="T9">Ego-death</text:span></text:span></text:a><text:span text:style-name="Definition"><text:span text:style-name="T9"><text:note text:id="ftn22" text:note-class="footnote"><text:note-citation>22</text:note-citation><text:note-body><text:p text:style-name="Footnote">wikipedia.org/wiki/Ego_death</text:p></text:note-body></text:note></text:span></text:span><text:span text:style-name="Definition"><text:span text:style-name="T9"> </text:span></text:span><text:span text:style-name="T9">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5">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p text:style-name="P5"/>
      <text:p text:style-name="P3">Q: I don’t have a scale, can you look at this photo and tell me how much these shrooms weigh?</text:p>
      <text:p text:style-name="P5">No we can’t. It could be 2 grams or 4 grams, and there is a big difference between those two trips. It would be irresponsible of us to guess.</text:p>
      <text:p text:style-name="P5"><text:soft-page-break/></text:p>
      <text:p text:style-name="P3">Q: I just bought these, are they any good?</text:p>
      <text:p text:style-name="P5">You are welcome to post a picture of your purchase if you want confirmation that they are the right kind of shrooms. Better safe than sorry. Please make sure that the photo is clear and in focus.</text:p>
      <text:p text:style-name="P5"/>
      <text:p text:style-name="P3">Q: I picked these wild mushrooms. Can I eat them? Will I trip?</text:p>
      <text:p text:style-name="P5">The answer is most likely NO. Please remember that consuming toxic mushrooms can make you very sick, even kill you, and no trip is worth that.</text:p>
      <text:p text:style-name="P5">If you would like to post a picture of the mushroom to ask for advice, here are some tips:</text:p>
      <text:list xml:id="list2909551181" text:style-name="L8">
        <text:list-item>
          <text:p text:style-name="P20">Do some research beforehand, don’t just post any random shroom you find on the off chance it’s active. A quick Google image search should tell you if you are on the right track.</text:p>
        </text:list-item>
        <text:list-item>
          <text:p text:style-name="P20">Photos should be well-lit and in focus, from several angles.</text:p>
        </text:list-item>
        <text:list-item>
          <text:p text:style-name="P20">Include a photo of the spore print that the mushroom makes.</text:p>
        </text:list-item>
        <text:list-item>
          <text:p text:style-name="P20">Mention what area you found it and what it was growing on.</text:p>
        </text:list-item>
        <text:list-item>
          <text:p text:style-name="P22"><text:span text:style-name="T9">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9">/r/ShroomID</text:span></text:span></text:a><text:span text:style-name="T9">, </text:span><text:a xlink:type="simple" xlink:href="../../../r/mycology" text:style-name="Internet_20_link" text:visited-style-name="Visited_20_Internet_20_Link"><text:span text:style-name="Definition"><text:span text:style-name="T9">/r/mycology</text:span></text:span></text:a><text:span text:style-name="T9"> or </text:span><text:a xlink:type="simple" xlink:href="../../../r/MushroomGrowers" text:style-name="Internet_20_link" text:visited-style-name="Visited_20_Internet_20_Link"><text:span text:style-name="Definition"><text:span text:style-name="T9">/r/MushroomGrowers</text:span></text:span></text:a><text:span text:style-name="T9">.</text:span></text:p>
        </text:list-item>
      </text:list>
      <text:p text:style-name="P1"/>
      <text:p text:style-name="P3">Q: I’m interested in trying shrooms, can you tell me where to find some?</text:p>
      <text:p text:style-name="P5">As per the sidebar rule: NO. It is forbidden to discuss the buying /selling / sourcing of shrooms, so please respect this rule.</text:p>
      <text:p text:style-name="P5"/>
      <text:p text:style-name="P3">Q: I’m curious about growing shrooms! Where can I learn more?</text:p>
      <text:p text:style-name="Text_20_body"><text:span text:style-name="T9">The </text:span><text:a xlink:type="simple" xlink:href="https://www.reddit.com/r/MushroomGrowers/wiki/index" text:style-name="Internet_20_link" text:visited-style-name="Visited_20_Internet_20_Link"><text:span text:style-name="Definition"><text:span text:style-name="T9">Mushroom Growers Wiki</text:span></text:span></text:a><text:span text:style-name="Definition"><text:span text:style-name="T9"><text:note text:id="ftn23" text:note-class="footnote"><text:note-citation>23</text:note-citation><text:note-body><text:p text:style-name="Footnote">reddit.com/r/MushroomGrowers/wiki/index</text:p></text:note-body></text:note></text:span></text:span><text:span text:style-name="T9"> explains the basics. There is also a lot of information available on </text:span><text:a xlink:type="simple" xlink:href="http://www.shroomery.org/4/Growing-Mushrooms" text:style-name="Internet_20_link" text:visited-style-name="Visited_20_Internet_20_Link"><text:span text:style-name="Definition"><text:span text:style-name="T9">Shroomery</text:span></text:span></text:a><text:span text:style-name="Definition"><text:span text:style-name="T9"><text:note text:id="ftn24" text:note-class="footnote"><text:note-citation>24</text:note-citation><text:note-body><text:p text:style-name="Footnote">shroomery.org/4/Growing-Mushrooms</text:p></text:note-body></text:note></text:span></text:span><text:span text:style-name="T9">. We are happy to give advice here, but you will get a far better response if you post something like “I’ve been reading about this tek and need some clarification” than if you post “I want to grow, please tell me what to do.”</text:span></text:p>
      <text:p text:style-name="P5"/>
      <text:p text:style-name="P9"><text:span text:style-name="T13">Note:</text:span><text:span text:style-name="T11"> </text:span><text:span text:style-name="T3">🍄</text:span><text:span text:style-name="T11"> Shroomscout’s Official “</text:span><text:a xlink:type="simple" xlink:href="https://reddit.com/r/unclebens/comments/el1da3/part_1_how_mushrooms_and_mycelium_grow/" text:style-name="Internet_20_link" text:visited-style-name="Visited_20_Internet_20_Link"><text:span text:style-name="T11">Easiest Way to Learn Shroom Growing with Uncle Bens Tek</text:span></text:a><text:span text:style-name="T11">”</text:span><text:span text:style-name="T11"><text:note text:id="ftn25" text:note-class="footnote"><text:note-citation>25</text:note-citation><text:note-body><text:p text:style-name="Footnote">reddit.com/r/unclebens/comments/el1da3/part_1_how_mushrooms_and_mycelium_grow/</text:p></text:note-body></text:note></text:span><text:span text:style-name="T11">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3</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6T11:51:09.143067858</dc:date>
    <meta:editing-duration>PT11M27S</meta:editing-duration>
    <meta:editing-cycles>7</meta:editing-cycles>
    <meta:document-statistic meta:table-count="0" meta:image-count="0" meta:object-count="0" meta:page-count="8" meta:paragraph-count="150" meta:word-count="3590" meta:character-count="21655" meta:non-whitespace-character-count="18230"/>
  </office:meta>
</office:document-meta>
</file>